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language="en" fo:country="none"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nn man ein Programm schreibt, gibt es eine Sache, die mal als Ersteller sets im Hinterkopf behalten sollte: Der Benutzer muss das Programm irgendwie bedienen können. Um dieses "irgendwie" durch ein "gut" ersetzen zu können wurde die GUI (<text:span text:style-name="T1">graphical user interface</text:span> , zu deutsch: grafische Benutzeroberfläche) entwickelt. Ihr Vorteil ist, dass der Benutzer schlussendlich nur ein paar Knöpfe drücken muss, und das Programm macht, was es soll. Außerdem sieht es in den meisten Fällen schicker aus, als eine Konsole.<text:line-break/>Deshalb haben wir uns auch für diese Löung entschieden und uns von Anfang an Gedanken über eben diese Oberfläche gemacht. Es fing alles ganz klassisch mit Papier und Bleistift an, um eine grobe Vorlage zu schaffen. Dies verlief vergleichsweise schnell, genauso wie die Wahl des Programms, welches wir für die spätere Arbeit verwenden wollten. Ohne größere Diskussion fiel die Entscheidung auf "QT", ein Programm zum Erstellen von grafischen Oberflächen. Der Vorteil hierbei ist, dass das Arbeiten so stark vereinfacht wird: Die Oberfläche ist relativ schnell erstellt und hübsch gemacht und die meisten Funktionalitäten werden mit rudimentärem C++ geschrieben. Allerdings ist dies auch kein wirklicher aufwand, wenn man es kann. Wirkilch interessant wurde es, als es darum gint, die eigentlichen Funktionen (das tatsächliche Verschlüsseln) mit der Oberfläche zu verbinden. Die Herausforderung bestand darin, dass die verschiedenen Verschlüsselungen eben verschieden funktionieren und daher auch unterschiedliche Eingaben erfordern. Desweiteren mussten wir eine Einheitliche Übergabemethode finden, schließlich müssen solche Dinge wie Schlüssel oder die Texte auch irgendwie gespeichert werden. </text:p>
      <text:p text:style-name="Standard">Erneut haben wir uns zusammengesetzt und beraten um schlussendlich zum Ergebnis zu kommen, dass json- Dateinen die beste Wahl sind. Diese sind logisch und funktionell aufgebaut, was es uns ermöglicht, die Schlüssel und die Texte relativ geschickt und einfach zu verwerten.</text:p>
      <text:p text:style-name="Standard">Die größte Schwierigkeit hierbei war tasächlich, jedem bei zu bringen, die man vernünftig mit json Datein umgeht. Der wirklich lästiege Teil begann, als die Fehlersuche begann. Wie für das Programmieren üblich gab es hier und da Fehler, die jedoch schwierig und zeitaufwendig in ihrer Behebeung waren, was leider mehr Nachmittage und Abende in Anspruch genommen hatte, als ursprünglich geplant. Das hat uns aber nicht davon abgehalten im Zeitplan zu bleiben. So sind wir, wenn auch nichtgerade entspannt, rechzeitui fertig gewo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8M2S</meta:editing-duration>
    <meta:editing-cycles>3</meta:editing-cycles>
    <meta:generator>OpenOffice/4.1.1$Win32 OpenOffice.org_project/411m6$Build-9775</meta:generator>
    <dc:date>2015-05-11T23:39:10.35</dc:date>
    <meta:document-statistic meta:table-count="0" meta:image-count="0" meta:object-count="0" meta:page-count="1" meta:paragraph-count="3" meta:word-count="365" meta:character-count="2512"/>
    <meta:user-defined meta:name="Info 1"/>
    <meta:user-defined meta:name="Info 2"/>
    <meta:user-defined meta:name="Info 3"/>
    <meta:user-defined meta:name="Info 4"/>
  </office:meta>
</office:document-meta>
</file>